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 text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Text</text:p>
          </table:table-cell>
          <table:table-cell table:style-name="Table1.B1" office:value-type="string">
            <text:p text:style-name="Table_20_Contents">in</text:p>
          </table:table-cell>
        </table:table-row>
        <table:table-row>
          <table:table-cell table:style-name="Table1.A2" office:value-type="string">
            <text:p text:style-name="Table_20_Contents">a</text:p>
          </table:table-cell>
          <table:table-cell table:style-name="Table1.B2" office:value-type="string">
            <text:p text:style-name="Table_20_Contents">table</text:p>
          </table:table-cell>
        </table:table-row>
      </table:table>
      <text:p text:style-name="Standard"/>
      <text:p text:style-name="Standard"><text:a xlink:type="simple" xlink:href="http://link.link.link/">Lin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Frode Johannesen</meta:initial-creator>
    <meta:creation-date>2007-10-23T14:58:29</meta:creation-date>
    <dc:creator>Frode Johannesen</dc:creator>
    <dc:date>2007-10-23T16:12:13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7" meta:character-count="25"/>
  </office:meta>
</office:document-meta>
</file>